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3cm" fo:margin-left="0.991cm" fo:margin-right="0.233cm" table:align="margins" style:writing-mode="lr-tb"/>
    </style:style>
    <style:style style:name="Table1.A" style:family="table-column">
      <style:table-column-properties style:column-width="1.323cm" style:rel-column-width="4945*"/>
    </style:style>
    <style:style style:name="Table1.B" style:family="table-column">
      <style:table-column-properties style:column-width="6.678cm" style:rel-column-width="24969*"/>
    </style:style>
    <style:style style:name="Table1.C" style:family="table-column">
      <style:table-column-properties style:column-width="7.999cm" style:rel-column-width="29908*"/>
    </style:style>
    <style:style style:name="Table1.D" style:family="table-column">
      <style:table-column-properties style:column-width="1.528cm" style:rel-column-width="5713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Table_20_Contents">
      <style:paragraph-properties fo:margin-left="0.118cm" fo:margin-right="-0.014cm" fo:margin-top="0cm" fo:margin-bottom="0cm" fo:line-height="100%" fo:text-align="start" style:justify-single-word="false" fo:text-indent="0cm" style:auto-text-indent="false" style:snap-to-layout-grid="false"/>
      <style:text-properties style:font-name="ArialMT" fo:font-size="12pt" style:font-name-asian="ArialMT" style:font-size-asian="12pt" style:font-name-complex="ArialMT" style:font-size-complex="12pt"/>
    </style:style>
    <style:style style:name="P2" style:family="paragraph" style:parent-style-name="Standard">
      <style:paragraph-properties fo:margin-top="0cm" fo:margin-bottom="0cm" fo:line-height="100%" fo:text-align="center" style:justify-single-word="false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10pt" style:font-size-asian="10pt" style:font-size-complex="10pt"/>
    </style:style>
    <style:style style:name="P5" style:family="paragraph" style:parent-style-name="Standard">
      <style:paragraph-properties fo:margin-top="0cm" fo:margin-bottom="0cm"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4" style:family="text">
      <style:text-properties style:font-name="ArialMT" fo:font-size="12pt" style:font-name-asian="ArialMT" style:font-size-asian="12pt" style:font-name-complex="ArialM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<text:text-input text:description="">${group.groupId}</text:text-input></text:span><text:span text:style-name="T1"> </text:span><text:span text:style-name="T1"><text:text-input text:description="">${group.type}</text:text-input></text:span><text:span text:style-name="T1"> <text:s text:c="4"/></text:span><text:span text:style-name="T1"><text:text-input text:description="">${group.startDate?string("dd.MM.yyyy")}</text:text-input></text:span><text:span text:style-name="T1"> </text:span><text:span text:style-name="T2"><text:s/>- </text:span><text:span text:style-name="T1"><text:text-input text:description="">${group.endDate?string("dd.MM.yyyy")}</text:text-input></text:span><text:span text:style-name="T1"> <text:s/></text:span></text:p>
      <text:p text:style-name="P2"><text:span text:style-name="T1"><text:text-input text:description="">${group.lectureDaysOfWeek}</text:text-input></text:span><text:span text:style-name="T2"> <text:s/></text:span><text:span text:style-name="T1"><text:text-input text:description="">${group.lectures[0].timeRange}</text:text-input></text:span><text:span text:style-name="T2">. <text:s text:c="6"/>telpa Nr. </text:span><text:span text:style-name="T3"><text:text-input text:description="">${group.roomId}</text:text-input></text:span><text:span text:style-name="T2">. <text:s text:c="5"/></text:span><text:span text:style-name="T1"><text:text-input text:description="">${group.rulesTeacher}</text:text-input></text:span><text:span text:style-name="T2">, <text:s/></text:span><text:span text:style-name="T1"><text:text-input text:description="">${group.technicalTeacher}</text:text-input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Nr.</text:p>
          </table:table-cell>
          <table:table-cell table:style-name="Table1.A1" office:value-type="string">
            <text:p text:style-name="P4">Vārds, uzvārds, p.k.</text:p>
          </table:table-cell>
          <table:table-cell table:style-name="Table1.A1" office:value-type="string">
            <text:p text:style-name="P4">Kursi</text:p>
          </table:table-cell>
          <table:table-cell table:style-name="Table1.D1" office:value-type="string">
            <text:p text:style-name="P4">Kopā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<text:span text:style-name="T4"><text:script script:language="JOOScript">@table:table-row
[#list group.students as student]
@/table:table-row
[/#list]</text:script></text:span><text:span text:style-name="T4"> </text:span><text:span text:style-name="T4"><text:text-input text:description="">${student.orderNumber}</text:text-input></text:span>.</text:p>
          </table:table-cell>
          <table:table-cell table:style-name="Table1.A1" office:value-type="string">
            <text:p text:style-name="P1"><text:text-input text:description="">${student.fullName}</text:text-input> </text:p>
            <text:p text:style-name="P1"><text:text-input text:description="">${student.personalId}</text:text-input> </text:p>
          </table:table-cell>
          <table:table-cell table:style-name="Table1.A1" office:value-type="string">
            <text:p text:style-name="P4"/>
          </table:table-cell>
          <table:table-cell table:style-name="Table1.D1" office:value-type="string">
            <text:p text:style-name="P4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v" fo:country="LV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lv" fo:country="LV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lv" fo:country="LV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0.25cm" fo:margin-left="1cm" fo:margin-right="1.247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a Runge</meta:initial-creator>
    <meta:creation-date>2013-03-20T15:22:00</meta:creation-date>
    <dc:date>2016-12-21T12:25:05.83</dc:date>
    <meta:editing-cycles>5</meta:editing-cycles>
    <meta:editing-duration>PT33M30S</meta:editing-duration>
    <meta:generator>OpenOffice/4.0.1$Win32 OpenOffice.org_project/401m5$Build-9714</meta:generator>
    <meta:document-statistic meta:table-count="1" meta:image-count="0" meta:object-count="0" meta:page-count="1" meta:paragraph-count="9" meta:word-count="21" meta:character-count="363"/>
    <dc:creator>Anna R</dc:creator>
  </office:meta>
</office:document-meta>
</file>